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90000000E24B3B14C0B24F27B.png" manifest:media-type="image/png"/>
  <manifest:file-entry manifest:full-path="Pictures/100012D800000239000001276269EEFED4D8901A.svg" manifest:media-type="image/svg+xml"/>
  <manifest:file-entry manifest:full-path="Pictures/10000201000000230000000EFE395083691208BB.png" manifest:media-type="image/png"/>
  <manifest:file-entry manifest:full-path="Pictures/10000201000000140000000DD5FDD2616D7A7AEE.png" manifest:media-type="image/png"/>
  <manifest:file-entry manifest:full-path="Pictures/100015F60000031A00000142758990F21914869F.svg" manifest:media-type="image/svg+xml"/>
  <manifest:file-entry manifest:full-path="Pictures/10000201000000230000000EF8C4E84E2069D716.png" manifest:media-type="image/png"/>
  <manifest:file-entry manifest:full-path="Pictures/10000201000000190000000D86907DF8A93F6A8D.png" manifest:media-type="image/png"/>
  <manifest:file-entry manifest:full-path="Pictures/10001492000003130000014226A6B30D385B5477.svg" manifest:media-type="image/svg+xml"/>
  <manifest:file-entry manifest:full-path="Pictures/1000173D000003910000014220C1634497D62311.svg" manifest:media-type="image/svg+xml"/>
  <manifest:file-entry manifest:full-path="Pictures/1000103C000001BA000001276C716B17466FA53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5.37cm" fo:min-width="10.853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3.382cm" fo:min-width="7.1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3.859cm" fo:min-width="8.24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2.53cm" fo:min-width="4.885cm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337cm" svg:height="8.23cm" draw:transform="skewX (-5.54036814604372E-017) rotate (0.413643032722656) translate (0.361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skewX (-6.44751993354971E-017) rotate (0.413643032722656) translate (1.13cm 9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0.9cm 8.4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rotate (0.413643032722656) translate (1.31cm 9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7.694cm" svg:y="9.2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10.721cm" svg:y="7.5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14.894cm" svg:y="5.5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custom-shape draw:style-name="gr1" draw:text-style-name="P1" draw:layer="layout" svg:width="16.337cm" svg:height="8.23cm" draw:transform="skewX (-5.54036814604372E-017) rotate (0.413643032722656) translate (19.3cm 7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skewX (-6.44751993354971E-017) rotate (0.413643032722656) translate (20.069cm 9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19.839cm 8.5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rotate (0.413643032722656) translate (20.249cm 9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26.633cm" svg:y="9.3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29.66cm" svg:y="7.6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33.833cm" svg:y="5.6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g>
          <svg:title>TexMaths</svg:title>
          <svg:desc>48§display§W_{m}§svg§600§FALSE§</svg:desc>
          <draw:frame draw:style-name="gr6" draw:text-style-name="P3" draw:layer="layout" svg:width="2.726cm" svg:height="1.411cm" svg:x="27.474cm" svg:y="6cm">
            <draw:image xlink:href="Pictures/100012D800000239000001276269EEFED4D8901A.svg" xlink:type="simple" xlink:show="embed" xlink:actuate="onLoad" draw:mime-type="image/svg+xml">
              <text:p/>
            </draw:image>
            <draw:image xlink:href="Pictures/10000201000000190000000D86907DF8A93F6A8D.png" xlink:type="simple" xlink:show="embed" xlink:actuate="onLoad" draw:mime-type="image/png"/>
          </draw:frame>
        </draw:g>
        <draw:g>
          <svg:title>TexMaths</svg:title>
          <svg:desc>48§display§W_{m+1}§svg§600§FALSE§</svg:desc>
          <draw:frame draw:style-name="gr6" draw:text-style-name="P3" draw:layer="layout" svg:width="4.378cm" svg:height="1.541cm" svg:x="30.3cm" svg:y="3.4cm">
            <draw:image xlink:href="Pictures/1000173D000003910000014220C1634497D62311.svg" xlink:type="simple" xlink:show="embed" xlink:actuate="onLoad" draw:mime-type="image/svg+xml">
              <text:p/>
            </draw:image>
            <draw:image xlink:href="Pictures/10000201000000290000000E24B3B14C0B24F27B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3:38:25.961195591</meta:creation-date>
    <dc:date>2021-05-29T23:54:04.642476381</dc:date>
    <meta:editing-duration>PT15M36S</meta:editing-duration>
    <meta:editing-cycles>6</meta:editing-cycles>
    <meta:generator>LibreOffice/7.0.4.2$MacOSX_X86_64 LibreOffice_project/dcf040e67528d9187c66b2379df5ea4407429775</meta:generator>
    <meta:document-statistic meta:object-count="24"/>
  </office:meta>
</office:document-meta>
</file>